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Refugee Hotspo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uilt by Niels ten Oever &amp; Shane Kerr</text:p>
            <text:p>Presented by Shane Kerr</text:p>
            <text:p/>
            <text:p>RIPE 72 / 2016-04 / Copenha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ugees in Holla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lland follows UN and EU rules for refugees</text:p>
                <text:list>
                  <text:list-item>
                    <text:p>In EU, apply for asylum in t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Refugees in Holland</text:p>
              </text:list-item>
              <text:list-item>
                <text:p>&gt; <text:s text:c="2"/>- legal status &amp; non-status</text:p>
              </text:list-item>
              <text:list-item>
                <text:p>&gt; <text:s text:c="2"/>- living conditions</text:p>
              </text:list-item>
              <text:list-item>
                <text:p>&gt; </text:p>
              </text:list-item>
              <text:list-item>
                <text:p>&gt; * Bringing Internet to refugees</text:p>
              </text:list-item>
              <text:list-item>
                <text:p>&gt; <text:s text:c="2"/>- provided by government</text:p>
              </text:list-item>
              <text:list-item>
                <text:p>&gt; <text:s text:c="2"/>- access via land line (DSL or cable)</text:p>
              </text:list-item>
              <text:list-item>
                <text:p>&gt; <text:s text:c="2"/>- 3G Hotspot</text:p>
              </text:list-item>
              <text:list-item>
                <text:p>&gt; </text:p>
              </text:list-item>
              <text:list-item>
                <text:p>&gt; * Refugee Hotspot Project (optional, maybe leave out)</text:p>
              </text:list-item>
              <text:list-item>
                <text:p>&gt; <text:s text:c="2"/>- idea and inception</text:p>
              </text:list-item>
              <text:list-item>
                <text:p>&gt; <text:s text:c="2"/>- hackhackers.nl hackathon</text:p>
              </text:list-item>
              <text:list-item>
                <text:p>&gt; <text:s text:c="2"/>- follow-up work</text:p>
              </text:list-item>
              <text:list-item>
                <text:p>&gt; </text:p>
              </text:list-item>
              <text:list-item>
                <text:p>&gt; * Requirements</text:p>
              </text:list-item>
              <text:list-item>
                <text:p>&gt; <text:s text:c="2"/>- political tool</text:p>
              </text:list-item>
              <text:list-item>
                <text:p>&gt; <text:s text:c="2"/>- minimal state (trackable)</text:p>
              </text:list-item>
              <text:list-item>
                <text:p>&gt; <text:s text:c="2"/>- administration model</text:p>
              </text:list-item>
              <text:list-item>
                <text:p>&gt; </text:p>
              </text:list-item>
              <text:list-item>
                <text:p>&gt; * Technical details (optional, maybe leave out)</text:p>
              </text:list-item>
              <text:list-item>
                <text:p>&gt; <text:s text:c="2"/>- Raspberry Pi 2, 4G dongle, USB power, backup battery</text:p>
              </text:list-item>
              <text:list-item>
                <text:p>&gt; <text:s text:c="2"/>- Debian + open source tools + a tiny bit of hacking</text:p>
              </text:list-item>
              <text:list-item>
                <text:p>&gt; <text:s text:c="2"/>- GitHub U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21:13:06.259675459</meta:creation-date>
    <meta:editing-duration>PT3M32S</meta:editing-duration>
    <meta:editing-cycles>2</meta:editing-cycles>
    <meta:generator>LibreOffice/5.1.2.2.0$Linux_X86_64 LibreOffice_project/10m0$Build-2</meta:generator>
    <dc:date>2016-05-02T21:16:36.332879737</dc:date>
    <meta:document-statistic meta:object-count="33"/>
  </office:meta>
</office:document-meta>
</file>